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96cm"/>
    </style:style>
    <style:style style:name="co4" style:family="table-column">
      <style:table-column-properties fo:break-before="auto" style:column-width="0.901cm"/>
    </style:style>
    <style:style style:name="co5" style:family="table-column">
      <style:table-column-properties fo:break-before="auto" style:column-width="0.887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1.236cm"/>
    </style:style>
    <style:style style:name="co9" style:family="table-column">
      <style:table-column-properties fo:break-before="auto" style:column-width="0.813cm"/>
    </style:style>
    <style:style style:name="co10" style:family="table-column">
      <style:table-column-properties fo:break-before="auto" style:column-width="0.48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0.58cm"/>
    </style:style>
    <style:style style:name="co15" style:family="table-column">
      <style:table-column-properties fo:break-before="auto" style:column-width="0.566cm"/>
    </style:style>
    <style:style style:name="co16" style:family="table-column">
      <style:table-column-properties fo:break-before="auto" style:column-width="0.843cm"/>
    </style:style>
    <style:style style:name="co17" style:family="table-column">
      <style:table-column-properties fo:break-before="auto" style:column-width="1.628cm"/>
    </style:style>
    <style:style style:name="co18" style:family="table-column">
      <style:table-column-properties fo:break-before="auto" style:column-width="1.483cm"/>
    </style:style>
    <style:style style:name="co20" style:family="table-column">
      <style:table-column-properties fo:break-before="auto" style:column-width="1.5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77cm" fo:break-before="auto" style:use-optimal-row-height="true"/>
    </style:style>
    <style:style style:name="ro4" style:family="table-row">
      <style:table-row-properties style:row-height="0.2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5pt" style:font-size-asian="5pt" style:font-size-complex="5pt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5pt" style:font-size-asian="5pt" style:font-size-complex="5pt"/>
    </style:style>
    <style:style style:name="ce5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6" style:family="table-cell" style:parent-style-name="Default">
      <style:text-properties fo:font-size="5pt" style:font-size-asian="5pt" style:font-size-complex="5pt"/>
    </style:style>
    <style:style style:name="ce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 style:data-style-name="N104">
      <style:table-cell-properties fo:background-color="#ff950e" fo:border="0.06pt solid #000000"/>
      <style:text-properties fo:font-size="5pt" style:font-size-asian="5pt" style:font-size-complex="5pt"/>
    </style:style>
    <style:style style:name="ce9" style:family="table-cell" style:parent-style-name="Default">
      <style:table-cell-properties fo:background-color="#c0c0c0" fo:border="0.06pt solid #000000"/>
      <style:text-properties fo:font-size="5pt" style:font-size-asian="5pt" style:font-size-complex="5pt"/>
    </style:style>
    <style:style style:name="ce10" style:family="table-cell" style:parent-style-name="Default" style:data-style-name="N104">
      <style:table-cell-properties fo:background-color="#ff950e"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ackground-color="#9999ff" fo:border="0.06pt solid #000000"/>
      <style:text-properties fo:font-size="5pt" style:font-size-asian="5pt" style:font-size-complex="5pt"/>
    </style:style>
  </office:automatic-styles>
  <office:body>
    <office:spreadsheet>
      <table:table table:name="Planilha1" table:style-name="ta1">
        <table:table-column table:style-name="co2" table:number-columns-repeated="11" table:default-cell-style-name="ce2"/>
        <table:table-column table:style-name="co3" table:default-cell-style-name="ce2"/>
        <table:table-column table:style-name="co3" table:default-cell-style-name="ce6"/>
        <table:table-column table:style-name="co4" table:default-cell-style-name="ce6"/>
        <table:table-column table:style-name="co3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3" table:default-cell-style-name="ce2"/>
        <table:table-column table:style-name="co17" table:default-cell-style-name="ce6"/>
        <table:table-column table:style-name="co3" table:number-columns-repeated="2" table:default-cell-style-name="ce6"/>
        <table:table-column table:style-name="co18" table:default-cell-style-name="ce6"/>
        <table:table-column table:style-name="co20" table:default-cell-style-name="ce6"/>
        <table:table-column table:style-name="co3" table:number-columns-repeated="989" table:default-cell-style-name="ce6"/>
        <table:table-row table:style-name="ro2">
          <table:table-cell table:style-name="ce1" office:value-type="string">
            <text:p>Sup</text:p>
          </table:table-cell>
          <table:table-cell table:style-name="ce1" office:value-type="string">
            <text:p>Ft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Fat</text:p>
          </table:table-cell>
          <table:table-cell table:style-name="ce1" office:value-type="string">
            <text:p>Ftm</text:p>
          </table:table-cell>
          <table:table-cell table:style-name="ce1" office:value-type="string">
            <text:p>Frl</text:p>
          </table:table-cell>
          <table:table-cell table:style-name="ce1" office:value-type="string">
            <text:p>Fpd</text:p>
          </table:table-cell>
          <table:table-cell table:style-name="ce1" office:value-type="string">
            <text:p>Fx</text:p>
          </table:table-cell>
          <table:table-cell table:style-name="ce1" office:value-type="string">
            <text:p>Fa</text:p>
          </table:table-cell>
          <table:table-cell table:style-name="ce1" office:value-type="string">
            <text:p>Fc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Atu</text:p>
          </table:table-cell>
          <table:table-cell table:style-name="ce1" office:value-type="string">
            <text:p>Ats</text:p>
          </table:table-cell>
          <table:table-cell table:style-name="ce1" office:value-type="string">
            <text:p>Vg/Base</text:p>
          </table:table-cell>
          <table:table-cell table:style-name="ce1" office:value-type="string">
            <text:p>Fi</text:p>
          </table:table-cell>
          <table:table-cell table:style-name="ce1" office:value-type="string">
            <text:p>GlebaUrb</text:p>
          </table:table-cell>
          <table:table-cell table:style-name="ce7" office:value-type="string">
            <text:p>VlrSuperficie</text:p>
          </table:table-cell>
          <table:table-cell table:style-name="ce1" office:value-type="string">
            <text:p>AreaConstruida</text:p>
          </table:table-cell>
          <table:table-cell table:style-name="ce1" office:value-type="string">
            <text:p>OutrasAreas</text:p>
          </table:table-cell>
          <table:table-cell table:style-name="ce1" office:value-type="string">
            <text:p>CUB</text:p>
          </table:table-cell>
          <table:table-cell table:style-name="ce3" office:value-type="string">
            <text:p>Cr</text:p>
          </table:table-cell>
          <table:table-cell table:style-name="ce1" office:value-type="string">
            <text:p>Kp</text:p>
          </table:table-cell>
          <table:table-cell table:style-name="ce1" office:value-type="string">
            <text:p>TipoConstr</text:p>
          </table:table-cell>
          <table:table-cell table:style-name="ce1" office:value-type="string">
            <text:p>Idade</text:p>
          </table:table-cell>
          <table:table-cell table:style-name="ce3" office:value-type="string">
            <text:p>IdadeN</text:p>
          </table:table-cell>
          <table:table-cell table:style-name="ce3" office:value-type="string">
            <text:p>Fd</text:p>
          </table:table-cell>
          <table:table-cell table:style-name="ce1" office:value-type="string">
            <text:p>Cond.</text:p>
          </table:table-cell>
          <table:table-cell table:style-name="ce1" office:value-type="string">
            <text:p>Fcd</text:p>
          </table:table-cell>
          <table:table-cell table:style-name="ce1" office:value-type="string">
            <text:p>Comerc.</text:p>
          </table:table-cell>
          <table:table-cell table:style-name="ce1" office:value-type="string">
            <text:p>Flj</text:p>
          </table:table-cell>
          <table:table-cell table:style-name="ce10" office:value-type="string">
            <text:p>VlrBenfeitoria</text:p>
          </table:table-cell>
          <table:table-cell table:style-name="ce3" office:value-type="string">
            <text:p>r</text:p>
          </table:table-cell>
          <table:table-cell table:style-name="ce1" office:value-type="string">
            <text:p>Fc</text:p>
          </table:table-cell>
          <table:table-cell table:style-name="ce3" office:value-type="string">
            <text:p>Cree</text:p>
          </table:table-cell>
          <table:table-cell table:style-name="ce11" office:value-type="string">
            <text:p>Vav</text:p>
          </table:table-cell>
          <table:table-cell table:style-name="ce2" table:number-columns-repeated="989"/>
        </table:table-row>
        <table:table-row table:style-name="ro4">
          <table:table-cell table:style-name="ce1" office:value-type="string">
            <text:p>T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3" table:formula="of:=(1-[.B2])+(1-[.C2])+(1-[.D2])+(1-[.E2])+(1-[.F2])+(1-[.G2])+(1-[.H2])+(1-[.I2])+(1-[.J2])" office:value-type="float" office:value="0.5">
            <text:p>0,5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800">
            <text:p>8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8" table:formula="of:=IF([.A2]=&quot;T&quot;;IF([.P2]=&quot;S&quot;;(1-0.05-0.05)*0.65*[.M2]*[.N2]*[.K2]*[.O2];[.M2]*[.N2]*[.K2]*[.O2]);[.M2]*0.02*[.N2])" office:value-type="currency" office:currency="BRL" office:value="234000">
            <text:p>R$ 234.000,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800">
            <text:p>800</text:p>
          </table:table-cell>
          <table:table-cell table:style-name="ce9" table:formula="of:=(([.R2]+[.S2])*[.T2])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9" table:formula="of:=IF([.W2]=&quot;ALV&quot;;IF([.X2]&gt;50;50;[.X2]);IF([.W2]=&quot;MAD&quot;;IF([.X2]&gt;30;30;[.X2]);IF([.X2]&gt;20;20;[.X2])))" office:value-type="float" office:value="2">
            <text:p>2</text:p>
          </table:table-cell>
          <table:table-cell table:style-name="ce9" table:formula="of:=IF([.W2]=&quot;ALV&quot;;1-(0.016*[.Y2]);IF([.W2]=&quot;MAD&quot;;1-(0.027*[.Y2]);1-(0.04*[.Y2])))" office:value-type="float" office:value="0.92">
            <text:p>0,92</text:p>
          </table:table-cell>
          <table:table-cell table:style-name="ce1" office:value-type="string">
            <text:p>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</text:p>
          </table:table-cell>
          <table:table-cell table:style-name="ce1" office:value-type="float" office:value="0">
            <text:p>0</text:p>
          </table:table-cell>
          <table:table-cell table:style-name="ce8" table:formula="of:=IF([.AC2]=&quot;S&quot;;IF([.AA2]=&quot;S&quot;;([.U2]*[.Z2]*[.V2]*[.AB2]*[.AD2]);([.U2]*[.Z2]*[.V2]*[.AD2]));IF([.AA2]=&quot;S&quot;;([.U2]*[.Z2]*[.V2]*[.AB2]);([.U2]*[.Z2]*[.V2])))" office:value-type="currency" office:currency="BRL" office:value="0">
            <text:p>R$ 0,00</text:p>
          </table:table-cell>
          <table:table-cell table:style-name="ce9" table:formula="of:=[.L2]/[.M2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9" table:formula="of:=([.Q2]+[.AE2])*[.AG2]" office:value-type="currency" office:currency="BRL" office:value="234000">
            <text:p>R$ 234.000,00</text:p>
          </table:table-cell>
          <table:table-cell table:style-name="ce12" table:formula="of:=IF([.A2]=&quot;T&quot;; [.AH2]*[.AF2];[.Q2])" office:value-type="currency" office:currency="BRL" office:value="234000">
            <text:p>R$ 234.000,00</text:p>
          </table:table-cell>
          <table:table-cell table:number-columns-repeated="989"/>
        </table:table-row>
        <table:table-row table:style-name="ro4">
          <table:table-cell table:style-name="ce1" office:value-type="string">
            <text:p>T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3" table:formula="of:=(1-[.B3])+(1-[.C3])+(1-[.D3])+(1-[.E3])+(1-[.F3])+(1-[.G3])+(1-[.H3])+(1-[.I3])+(1-[.J3])" office:value-type="float" office:value="0.5">
            <text:p>0,5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800">
            <text:p>8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8" table:formula="of:=IF([.A3]=&quot;T&quot;;IF([.P3]=&quot;S&quot;;(1-0.05-0.05)*0.65*[.M3]*[.N3]*[.K3]*[.O3];[.M3]*[.N3]*[.K3]*[.O3]);[.M3]*0.02*[.N3])" office:value-type="currency" office:currency="BRL" office:value="234000">
            <text:p>R$ 234.000,00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00">
            <text:p>800</text:p>
          </table:table-cell>
          <table:table-cell table:style-name="ce9" table:formula="of:=(([.R3]+[.S3])*[.T3])" office:value-type="float" office:value="480000">
            <text:p>48000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V</text:p>
          </table:table-cell>
          <table:table-cell table:style-name="ce5" office:value-type="float" office:value="60">
            <text:p>60</text:p>
          </table:table-cell>
          <table:table-cell table:style-name="ce9" table:formula="of:=IF([.W3]=&quot;ALV&quot;;IF([.X3]&gt;50;50;[.X3]);IF([.W3]=&quot;MAD&quot;;IF([.X3]&gt;30;30;[.X3]);IF([.X3]&gt;20;20;[.X3])))" office:value-type="float" office:value="50">
            <text:p>50</text:p>
          </table:table-cell>
          <table:table-cell table:style-name="ce9" table:formula="of:=IF([.W3]=&quot;ALV&quot;;1-(0.016*[.Y3]);IF([.W3]=&quot;MAD&quot;;1-(0.027*[.Y3]);1-(0.04*[.Y3])))" office:value-type="float" office:value="0.2">
            <text:p>0,2</text:p>
          </table:table-cell>
          <table:table-cell table:style-name="ce1" office:value-type="string">
            <text:p>S</text:p>
          </table:table-cell>
          <table:table-cell table:style-name="ce1" office:value-type="float" office:value="0.5">
            <text:p>0,5</text:p>
          </table:table-cell>
          <table:table-cell table:style-name="ce1" office:value-type="string">
            <text:p>S</text:p>
          </table:table-cell>
          <table:table-cell table:style-name="ce1" office:value-type="float" office:value="1.5">
            <text:p>1,5</text:p>
          </table:table-cell>
          <table:table-cell table:style-name="ce8" table:formula="of:=IF([.AC3]=&quot;S&quot;;IF([.AA3]=&quot;S&quot;;([.U3]*[.Z3]*[.V3]*[.AB3]*[.AD3]);([.U3]*[.Z3]*[.V3]*[.AD3]));IF([.AA3]=&quot;S&quot;;([.U3]*[.Z3]*[.V3]*[.AB3]);([.U3]*[.Z3]*[.V3])))" office:value-type="currency" office:currency="BRL" office:value="72000">
            <text:p>R$ 72.000,00</text:p>
          </table:table-cell>
          <table:table-cell table:style-name="ce9" table:formula="of:=[.L3]/[.M3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9" table:formula="of:=([.Q3]+[.AE3])*[.AG3]" office:value-type="currency" office:currency="BRL" office:value="306000">
            <text:p>R$ 306.000,00</text:p>
          </table:table-cell>
          <table:table-cell table:style-name="ce12" table:formula="of:=IF([.A3]=&quot;T&quot;; [.AH3]*[.AF3];[.Q3])" office:value-type="currency" office:currency="BRL" office:value="306000">
            <text:p>R$ 306.000,00</text:p>
          </table:table-cell>
          <table:table-cell table:number-columns-repeated="989"/>
        </table:table-row>
        <table:table-row table:style-name="ro4">
          <table:table-cell table:style-name="ce1" office:value-type="string">
            <text:p>T</text:p>
          </table:table-cell>
          <table:table-cell table:number-columns-repeated="2" table:style-name="ce1" office:value-type="float" office:value="0.5">
            <text:p>0,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3" table:formula="of:=(1-[.B4])+(1-[.C4])+(1-[.D4])+(1-[.E4])+(1-[.F4])+(1-[.G4])+(1-[.H4])+(1-[.I4])+(1-[.J4])" office:value-type="float" office:value="1.4">
            <text:p>1,4</text:p>
          </table:table-cell>
          <table:table-cell table:style-name="ce4" office:value-type="float" office:value="1000">
            <text:p>1000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00">
            <text:p>400</text:p>
          </table:table-cell>
          <table:table-cell table:style-name="ce1" office:value-type="float" office:value="0.5">
            <text:p>0,5</text:p>
          </table:table-cell>
          <table:table-cell table:style-name="ce1" office:value-type="string">
            <text:p>N</text:p>
          </table:table-cell>
          <table:table-cell table:style-name="ce8" table:formula="of:=IF([.A4]=&quot;T&quot;;IF([.P4]=&quot;S&quot;;(1-0.05-0.05)*0.65*[.M4]*[.N4]*[.K4]*[.O4];[.M4]*[.N4]*[.K4]*[.O4]);[.M4]*0.02*[.N4])" office:value-type="currency" office:currency="BRL" office:value="168000">
            <text:p>R$ 168.000,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900">
            <text:p>900</text:p>
          </table:table-cell>
          <table:table-cell table:style-name="ce9" table:formula="of:=(([.R4]+[.S4])*[.T4])" office:value-type="float" office:value="315000">
            <text:p>315000</text:p>
          </table:table-cell>
          <table:table-cell table:style-name="ce5" office:value-type="float" office:value="0.9">
            <text:p>0,9</text:p>
          </table:table-cell>
          <table:table-cell table:style-name="ce5" office:value-type="string">
            <text:p>MAD</text:p>
          </table:table-cell>
          <table:table-cell table:style-name="ce5" office:value-type="float" office:value="50">
            <text:p>50</text:p>
          </table:table-cell>
          <table:table-cell table:style-name="ce9" table:formula="of:=IF([.W4]=&quot;ALV&quot;;IF([.X4]&gt;50;50;[.X4]);IF([.W4]=&quot;MAD&quot;;IF([.X4]&gt;30;30;[.X4]);IF([.X4]&gt;20;20;[.X4])))" office:value-type="float" office:value="30">
            <text:p>30</text:p>
          </table:table-cell>
          <table:table-cell table:style-name="ce9" table:formula="of:=IF([.W4]=&quot;ALV&quot;;1-(0.016*[.Y4]);IF([.W4]=&quot;MAD&quot;;1-(0.027*[.Y4]);1-(0.04*[.Y4])))" office:value-type="float" office:value="0.19">
            <text:p>0,19</text:p>
          </table:table-cell>
          <table:table-cell table:style-name="ce1" office:value-type="string">
            <text:p>S</text:p>
          </table:table-cell>
          <table:table-cell table:style-name="ce1" office:value-type="float" office:value="0.8">
            <text:p>0,8</text:p>
          </table:table-cell>
          <table:table-cell table:style-name="ce1" office:value-type="string">
            <text:p>N</text:p>
          </table:table-cell>
          <table:table-cell table:style-name="ce1" office:value-type="float" office:value="2.4">
            <text:p>2,4</text:p>
          </table:table-cell>
          <table:table-cell table:style-name="ce8" table:formula="of:=IF([.AC4]=&quot;S&quot;;IF([.AA4]=&quot;S&quot;;([.U4]*[.Z4]*[.V4]*[.AB4]*[.AD4]);([.U4]*[.Z4]*[.V4]*[.AD4]));IF([.AA4]=&quot;S&quot;;([.U4]*[.Z4]*[.V4]*[.AB4]);([.U4]*[.Z4]*[.V4])))" office:value-type="currency" office:currency="BRL" office:value="43092">
            <text:p>R$ 43.092,00</text:p>
          </table:table-cell>
          <table:table-cell table:style-name="ce9" table:formula="of:=[.L4]/[.M4]" office:value-type="float" office:value="1.66666666666667">
            <text:p>1,6666666667</text:p>
          </table:table-cell>
          <table:table-cell table:style-name="ce5" office:value-type="float" office:value="2">
            <text:p>2</text:p>
          </table:table-cell>
          <table:table-cell table:style-name="ce9" table:formula="of:=([.Q4]+[.AE4])*[.AG4]" office:value-type="currency" office:currency="BRL" office:value="422184">
            <text:p>R$ 422.184,00</text:p>
          </table:table-cell>
          <table:table-cell table:style-name="ce12" table:formula="of:=IF([.A4]=&quot;T&quot;; [.AH4]*[.AF4];[.Q4])" office:value-type="currency" office:currency="BRL" office:value="703640">
            <text:p>R$ 703.640,00</text:p>
          </table:table-cell>
          <table:table-cell table:number-columns-repeated="989"/>
        </table:table-row>
        <table:table-row table:style-name="ro4">
          <table:table-cell table:style-name="ce1" office:value-type="string">
            <text:p>T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3">
            <text:p>1,3</text:p>
          </table:table-cell>
          <table:table-cell table:style-name="ce1" office:value-type="float" office:value="0.9">
            <text:p>0,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1.1">
            <text:p>1,1</text:p>
          </table:table-cell>
          <table:table-cell table:number-columns-repeated="2" table:style-name="ce1" office:value-type="float" office:value="1">
            <text:p>1</text:p>
          </table:table-cell>
          <table:table-cell table:style-name="ce3" table:formula="of:=(1-[.B5])+(1-[.C5])+(1-[.D5])+(1-[.E5])+(1-[.F5])+(1-[.G5])+(1-[.H5])+(1-[.I5])+(1-[.J5])" office:value-type="float" office:value="0.6">
            <text:p>0,6</text:p>
          </table:table-cell>
          <table:table-cell table:style-name="ce4" office:value-type="float" office:value="800">
            <text:p>800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100">
            <text:p>100</text:p>
          </table:table-cell>
          <table:table-cell table:style-name="ce1" office:value-type="float" office:value="0.9">
            <text:p>0,9</text:p>
          </table:table-cell>
          <table:table-cell table:style-name="ce1" office:value-type="string">
            <text:p>N</text:p>
          </table:table-cell>
          <table:table-cell table:style-name="ce8" table:formula="of:=IF([.A5]=&quot;T&quot;;IF([.P5]=&quot;S&quot;;(1-0.05-0.05)*0.65*[.M5]*[.N5]*[.K5]*[.O5];[.M5]*[.N5]*[.K5]*[.O5]);[.M5]*0.02*[.N5])" office:value-type="currency" office:currency="BRL" office:value="27000">
            <text:p>R$ 27.000,0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800">
            <text:p>800</text:p>
          </table:table-cell>
          <table:table-cell table:style-name="ce9" table:formula="of:=(([.R5]+[.S5])*[.T5])" office:value-type="float" office:value="336000">
            <text:p>336000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BAR</text:p>
          </table:table-cell>
          <table:table-cell table:style-name="ce5" office:value-type="float" office:value="30">
            <text:p>30</text:p>
          </table:table-cell>
          <table:table-cell table:style-name="ce9" table:formula="of:=IF([.W5]=&quot;ALV&quot;;IF([.X5]&gt;50;50;[.X5]);IF([.W5]=&quot;MAD&quot;;IF([.X5]&gt;30;30;[.X5]);IF([.X5]&gt;20;20;[.X5])))" office:value-type="float" office:value="20">
            <text:p>20</text:p>
          </table:table-cell>
          <table:table-cell table:style-name="ce9" table:formula="of:=IF([.W5]=&quot;ALV&quot;;1-(0.016*[.Y5]);IF([.W5]=&quot;MAD&quot;;1-(0.027*[.Y5]);1-(0.04*[.Y5])))" office:value-type="float" office:value="0.2">
            <text:p>0,2</text:p>
          </table:table-cell>
          <table:table-cell table:style-name="ce1" office:value-type="string">
            <text:p>N</text:p>
          </table:table-cell>
          <table:table-cell table:style-name="ce1" office:value-type="float" office:value="1.3">
            <text:p>1,3</text:p>
          </table:table-cell>
          <table:table-cell table:style-name="ce1" office:value-type="string">
            <text:p>S</text:p>
          </table:table-cell>
          <table:table-cell table:style-name="ce1" office:value-type="float" office:value="2.3">
            <text:p>2,3</text:p>
          </table:table-cell>
          <table:table-cell table:style-name="ce8" table:formula="of:=IF([.AC5]=&quot;S&quot;;IF([.AA5]=&quot;S&quot;;([.U5]*[.Z5]*[.V5]*[.AB5]*[.AD5]);([.U5]*[.Z5]*[.V5]*[.AD5]));IF([.AA5]=&quot;S&quot;;([.U5]*[.Z5]*[.V5]*[.AB5]);([.U5]*[.Z5]*[.V5])))" office:value-type="currency" office:currency="BRL" office:value="123648">
            <text:p>R$ 123.648,00</text:p>
          </table:table-cell>
          <table:table-cell table:style-name="ce9" table:formula="of:=[.L5]/[.M5]" office:value-type="float" office:value="1.6">
            <text:p>1,6</text:p>
          </table:table-cell>
          <table:table-cell table:style-name="ce5" office:value-type="float" office:value="1.5">
            <text:p>1,5</text:p>
          </table:table-cell>
          <table:table-cell table:style-name="ce9" table:formula="of:=([.Q5]+[.AE5])*[.AG5]" office:value-type="currency" office:currency="BRL" office:value="225972">
            <text:p>R$ 225.972,00</text:p>
          </table:table-cell>
          <table:table-cell table:style-name="ce12" table:formula="of:=IF([.A5]=&quot;T&quot;; [.AH5]*[.AF5];[.Q5])" office:value-type="currency" office:currency="BRL" office:value="361555.2">
            <text:p>R$ 361.555,20</text:p>
          </table:table-cell>
          <table:table-cell table:number-columns-repeated="989"/>
        </table:table-row>
        <table:table-row table:style-name="ro4">
          <table:table-cell table:style-name="ce1" office:value-type="string">
            <text:p>E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.5">
            <text:p>1,5</text:p>
          </table:table-cell>
          <table:table-cell table:number-columns-repeated="2" table:style-name="ce1" office:value-type="float" office:value="0.5">
            <text:p>0,5</text:p>
          </table:table-cell>
          <table:table-cell table:style-name="ce1" office:value-type="float" office:value="1.9">
            <text:p>1,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,6</text:p>
          </table:table-cell>
          <table:table-cell table:style-name="ce1" office:value-type="float" office:value="1">
            <text:p>1</text:p>
          </table:table-cell>
          <table:table-cell table:style-name="ce3" table:formula="of:=(1-[.B6])+(1-[.C6])+(1-[.D6])+(1-[.E6])+(1-[.F6])+(1-[.G6])+(1-[.H6])+(1-[.I6])+(1-[.J6])" office:value-type="float" office:value="1.5">
            <text:p>1,5</text:p>
          </table:table-cell>
          <table:table-cell table:style-name="ce4" office:value-type="float" office:value="1500">
            <text:p>1500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33.33">
            <text:p>333,33</text:p>
          </table:table-cell>
          <table:table-cell table:style-name="ce1" office:value-type="float" office:value="0.1">
            <text:p>0,1</text:p>
          </table:table-cell>
          <table:table-cell table:style-name="ce1" office:value-type="string">
            <text:p>N</text:p>
          </table:table-cell>
          <table:table-cell table:style-name="ce8" table:formula="of:=IF([.A6]=&quot;T&quot;;IF([.P6]=&quot;S&quot;;(1-0.05-0.05)*0.65*[.M6]*[.N6]*[.K6]*[.O6];[.M6]*[.N6]*[.K6]*[.O6]);[.M6]*0.02*[.N6])" office:value-type="currency" office:currency="BRL" office:value="7999.92">
            <text:p>R$ 7.999,92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60">
            <text:p>760</text:p>
          </table:table-cell>
          <table:table-cell table:style-name="ce9" table:formula="of:=(([.R6]+[.S6])*[.T6])" office:value-type="float" office:value="760000">
            <text:p>760000</text:p>
          </table:table-cell>
          <table:table-cell table:style-name="ce5" office:value-type="float" office:value="0.76">
            <text:p>0,76</text:p>
          </table:table-cell>
          <table:table-cell table:style-name="ce5" office:value-type="string">
            <text:p>ALV</text:p>
          </table:table-cell>
          <table:table-cell table:style-name="ce5" office:value-type="float" office:value="49">
            <text:p>49</text:p>
          </table:table-cell>
          <table:table-cell table:style-name="ce9" table:formula="of:=IF([.W6]=&quot;ALV&quot;;IF([.X6]&gt;50;50;[.X6]);IF([.W6]=&quot;MAD&quot;;IF([.X6]&gt;30;30;[.X6]);IF([.X6]&gt;20;20;[.X6])))" office:value-type="float" office:value="49">
            <text:p>49</text:p>
          </table:table-cell>
          <table:table-cell table:style-name="ce9" table:formula="of:=IF([.W6]=&quot;ALV&quot;;1-(0.016*[.Y6]);IF([.W6]=&quot;MAD&quot;;1-(0.027*[.Y6]);1-(0.04*[.Y6])))" office:value-type="float" office:value="0.216">
            <text:p>0,216</text:p>
          </table:table-cell>
          <table:table-cell table:style-name="ce1" office:value-type="string">
            <text:p>N</text:p>
          </table:table-cell>
          <table:table-cell table:style-name="ce1" office:value-type="float" office:value="1.4">
            <text:p>1,4</text:p>
          </table:table-cell>
          <table:table-cell table:style-name="ce1" office:value-type="string">
            <text:p>N</text:p>
          </table:table-cell>
          <table:table-cell table:style-name="ce1" office:value-type="float" office:value="1.3">
            <text:p>1,3</text:p>
          </table:table-cell>
          <table:table-cell table:style-name="ce8" table:formula="of:=IF([.AC6]=&quot;S&quot;;IF([.AA6]=&quot;S&quot;;([.U6]*[.Z6]*[.V6]*[.AB6]*[.AD6]);([.U6]*[.Z6]*[.V6]*[.AD6]));IF([.AA6]=&quot;S&quot;;([.U6]*[.Z6]*[.V6]*[.AB6]);([.U6]*[.Z6]*[.V6])))" office:value-type="currency" office:currency="BRL" office:value="124761.6">
            <text:p>R$ 124.761,60</text:p>
          </table:table-cell>
          <table:table-cell table:style-name="ce9" table:formula="of:=[.L6]/[.M6]" office:value-type="float" office:value="1.25">
            <text:p>1,25</text:p>
          </table:table-cell>
          <table:table-cell table:style-name="ce5" office:value-type="float" office:value="1.12">
            <text:p>1,12</text:p>
          </table:table-cell>
          <table:table-cell table:style-name="ce9" table:formula="of:=([.Q6]+[.AE6])*[.AG6]" office:value-type="currency" office:currency="BRL" office:value="148692.9024">
            <text:p>R$ 148.692,90</text:p>
          </table:table-cell>
          <table:table-cell table:style-name="ce12" table:formula="of:=IF([.A6]=&quot;T&quot;; [.AH6]*[.AF6];[.Q6])" office:value-type="currency" office:currency="BRL" office:value="7999.92">
            <text:p>R$ 7.999,92</text:p>
          </table:table-cell>
          <table:table-cell table:number-columns-repeated="989"/>
        </table:table-row>
        <table:table-row table:style-name="ro4">
          <table:table-cell table:style-name="ce1" office:value-type="string">
            <text:p>E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.7">
            <text:p>0,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table:style-name="ce3" table:formula="of:=(1-[.B7])+(1-[.C7])+(1-[.D7])+(1-[.E7])+(1-[.F7])+(1-[.G7])+(1-[.H7])+(1-[.I7])+(1-[.J7])" office:value-type="float" office:value="0.8">
            <text:p>0,8</text:p>
          </table:table-cell>
          <table:table-cell table:style-name="ce4" office:value-type="float" office:value="3000">
            <text:p>30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400">
            <text:p>4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</text:p>
          </table:table-cell>
          <table:table-cell table:style-name="ce8" table:formula="of:=IF([.A7]=&quot;T&quot;;IF([.P7]=&quot;S&quot;;(1-0.05-0.05)*0.65*[.M7]*[.N7]*[.K7]*[.O7];[.M7]*[.N7]*[.K7]*[.O7]);[.M7]*0.02*[.N7])" office:value-type="currency" office:currency="BRL" office:value="16000">
            <text:p>R$ 16.000,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800">
            <text:p>800</text:p>
          </table:table-cell>
          <table:table-cell table:style-name="ce9" table:formula="of:=(([.R7]+[.S7])*[.T7])" office:value-type="float" office:value="0">
            <text:p>0</text:p>
          </table:table-cell>
          <table:table-cell table:style-name="ce5" office:value-type="float" office:value="0.8">
            <text:p>0,8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9" table:formula="of:=IF([.W7]=&quot;ALV&quot;;IF([.X7]&gt;50;50;[.X7]);IF([.W7]=&quot;MAD&quot;;IF([.X7]&gt;30;30;[.X7]);IF([.X7]&gt;20;20;[.X7])))" office:value-type="float" office:value="2">
            <text:p>2</text:p>
          </table:table-cell>
          <table:table-cell table:style-name="ce9" table:formula="of:=IF([.W7]=&quot;ALV&quot;;1-(0.016*[.Y7]);IF([.W7]=&quot;MAD&quot;;1-(0.027*[.Y7]);1-(0.04*[.Y7])))" office:value-type="float" office:value="0.92">
            <text:p>0,92</text:p>
          </table:table-cell>
          <table:table-cell table:style-name="ce1" office:value-type="string">
            <text:p>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N</text:p>
          </table:table-cell>
          <table:table-cell table:style-name="ce1" office:value-type="float" office:value="0">
            <text:p>0</text:p>
          </table:table-cell>
          <table:table-cell table:style-name="ce8" table:formula="of:=IF([.AC7]=&quot;S&quot;;IF([.AA7]=&quot;S&quot;;([.U7]*[.Z7]*[.V7]*[.AB7]*[.AD7]);([.U7]*[.Z7]*[.V7]*[.AD7]));IF([.AA7]=&quot;S&quot;;([.U7]*[.Z7]*[.V7]*[.AB7]);([.U7]*[.Z7]*[.V7])))" office:value-type="currency" office:currency="BRL" office:value="0">
            <text:p>R$ 0,00</text:p>
          </table:table-cell>
          <table:table-cell table:style-name="ce9" table:formula="of:=[.L7]/[.M7]" office:value-type="float" office:value="1.5">
            <text:p>1,5</text:p>
          </table:table-cell>
          <table:table-cell table:style-name="ce5" office:value-type="float" office:value="1">
            <text:p>1</text:p>
          </table:table-cell>
          <table:table-cell table:style-name="ce9" table:formula="of:=([.Q7]+[.AE7])*[.AG7]" office:value-type="currency" office:currency="BRL" office:value="16000">
            <text:p>R$ 16.000,00</text:p>
          </table:table-cell>
          <table:table-cell table:style-name="ce12" table:formula="of:=IF([.A7]=&quot;T&quot;; [.AH7]*[.AF7];[.Q7])" office:value-type="currency" office:currency="BRL" office:value="16000">
            <text:p>R$ 16.000,00</text:p>
          </table:table-cell>
          <table:table-cell table:number-columns-repeated="989"/>
        </table:table-row>
        <table:table-row table:style-name="ro4" table:number-rows-repeated="7">
          <table:table-cell table:style-name="ce1" table:number-columns-repeated="12"/>
          <table:table-cell table:style-name="ce5" table:number-columns-repeated="2"/>
          <table:table-cell table:style-name="ce1" table:number-columns-repeated="2"/>
          <table:table-cell table:style-name="ce5" table:number-columns-repeated="13"/>
          <table:table-cell table:style-name="ce1"/>
          <table:table-cell table:style-name="ce5" table:number-columns-repeated="5"/>
          <table:table-cell table:number-columns-repeated="989"/>
        </table:table-row>
        <table:table-row table:style-name="ro4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19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1:54:39.57</meta:creation-date>
    <dc:date>2013-11-04T15:01:06.83</dc:date>
    <meta:editing-duration>PT2H49M25S</meta:editing-duration>
    <meta:editing-cycles>6</meta:editing-cycles>
    <meta:generator>LibreOffice/3.5$Windows_x86 LibreOffice_project/7122e39-92ed229-498d286-15e43b4-d70da21</meta:generator>
    <meta:document-statistic meta:table-count="3" meta:cell-count="245" meta:object-count="0"/>
  </office:meta>
</office:document-meta>
</file>